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fo:font-weight="normal" style:font-weight-asian="normal" style:font-weight-complex="normal"/>
    </style:style>
    <style:style style:name="P2" style:family="paragraph" style:parent-style-name="Standard">
      <style:text-properties style:use-window-font-color="true" style:font-name="Lucida Console" fo:font-size="15pt" style:text-underline-style="none" fo:font-weight="normal" style:font-name-asian="Lucida Console" style:font-size-asian="15pt" style:font-weight-asian="normal" style:font-name-complex="Lucida Console" style:font-size-complex="15pt" style:font-weight-complex="normal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3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45"/><text:span text:style-name="T3"><text:s text:c="3"/></text:span><text:span text:style-name="T2">COMPTE RENDU TP</text:span></text:p>
      <text:p text:style-name="Standard"><text:span text:style-name="T2"/></text:p>
      <text:p text:style-name="P1"><text:span text:style-name="T1">Le but de ce tp est de mettre en place pour notre cliente des moyens qui permettront à des invités de s'inscrire pour participer à des enchères dans une galerie d'arts au cours d'expositions.</text:span></text:p>
      <text:p text:style-name="P1"><text:span text:style-name="T1"/></text:p>
      <text:p text:style-name="P1"><text:span text:style-name="T1"><text:s/>1- Premièrement j'ai effectué une ébauche de ce à quoi devrait ressembler ma base de données dans PhpMyAdmin que j'ai appelées: Artgalery.</text:span></text:p>
      <text:p text:style-name="P1"><text:span text:style-name="T1"/></text:p>
      <text:p text:style-name="P1"><text:span text:style-name="T1"><text:s text:c="4"/>J'ai ainsi exporté le workbench dans le dossier artgalery.</text:span></text:p>
      <text:p text:style-name="P1"><text:span text:style-name="T1"/></text:p>
      <text:p text:style-name="P1"><text:span text:style-name="T1"><text:s/>2- Après, ouvert GitBash, dans lequel j'ai accédé à mon dossier TPSYMFONY et dans lequel j'ai fait la commande:</text:span></text:p>
      <text:p text:style-name="P2">symfony new --full artgalery pour créer le dossier galery.</text:p>
      <text:p text:style-name="P2"/>
      <text:p text:style-name="P2"><text:s text:c="2"/>J'ai ensuite ouvert un autre Git pour taper symfony serve.</text:p>
      <text:p text:style-name="P2"/>
      <text:p text:style-name="P2">3- J'ai ouvert ainsi le dossier artgalery dans VCCODE.</text:p>
      <text:p text:style-name="P2"/>
      <text:p text:style-name="P2">4- Après je suis reparti dans Git pour créer mes entity que j'ai fait migrer dans la base de données artgalery dans PhpMyAdmin.</text:p>
      <text:p text:style-name="P2"/>
      <text:p text:style-name="P2">5- J'ai procédé ensuite à la création des Controllers et des Forms.</text:p>
      <text:p text:style-name="P1"><text:span text:style-name="T1"/></text:p>
      <text:p text:style-name="P1"><text:span text:style-name="T1"/></text:p>
      <text:p text:style-name="P1"><text:span text:style-name="T1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9-27T16:29:38.44</meta:creation-date>
    <dc:date>2021-09-27T16:47:25.24</dc:date>
    <meta:editing-duration>PT17M46S</meta:editing-duration>
    <meta:editing-cycles>3</meta:editing-cycles>
    <meta:generator>OpenOffice/4.1.9$Win32 OpenOffice.org_project/419m1$Build-9805</meta:generator>
    <meta:document-statistic meta:table-count="0" meta:image-count="0" meta:object-count="0" meta:page-count="1" meta:paragraph-count="11" meta:word-count="151" meta:character-count="934"/>
  </office:meta>
</office:document-meta>
</file>